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text-properties style:font-name="Arial" fo:font-size="12pt" style:font-size-asian="12pt" style:font-size-complex="12pt"/>
    </style:style>
    <style:style style:name="P2" style:family="paragraph" style:parent-style-name="Default">
      <style:text-properties style:font-name="Arial" fo:font-size="12pt" officeooo:paragraph-rsid="00241a5f" style:font-size-asian="12pt" style:font-size-complex="12pt"/>
    </style:style>
    <style:style style:name="P3" style:family="paragraph" style:parent-style-name="Default">
      <style:text-properties style:font-name="Arial" fo:font-size="12pt" officeooo:rsid="00241a5f" officeooo:paragraph-rsid="00241a5f" style:font-size-asian="12pt" style:font-size-complex="12pt"/>
    </style:style>
    <style:style style:name="P4" style:family="paragraph" style:parent-style-name="Default">
      <style:text-properties style:font-name="Arial" fo:font-size="12pt" officeooo:paragraph-rsid="0021430a" style:font-size-asian="12pt" style:font-size-complex="12pt"/>
    </style:style>
    <style:style style:name="P5" style:family="paragraph" style:parent-style-name="Default">
      <style:text-properties style:font-name="Arial" fo:font-size="12pt" officeooo:rsid="0021430a" officeooo:paragraph-rsid="0021430a" style:font-size-asian="12pt" style:font-size-complex="12pt"/>
    </style:style>
    <style:style style:name="P6" style:family="paragraph" style:parent-style-name="Default">
      <style:text-properties style:font-name="Arial" fo:font-size="12pt" officeooo:rsid="00317791" officeooo:paragraph-rsid="00317791" style:font-size-asian="12pt" style:font-size-complex="12pt"/>
    </style:style>
    <style:style style:name="P7" style:family="paragraph" style:parent-style-name="Default">
      <style:text-properties style:font-name="Arial" fo:font-size="12pt" officeooo:rsid="0025ba84" officeooo:paragraph-rsid="0025ba84" style:font-size-asian="12pt" style:font-size-complex="12pt"/>
    </style:style>
    <style:style style:name="P8" style:family="paragraph" style:parent-style-name="Standard">
      <style:text-properties style:font-name="Arial" fo:font-size="12pt" officeooo:rsid="0025ba84" officeooo:paragraph-rsid="0025ba84" style:font-size-asian="12pt" style:font-size-complex="12pt"/>
    </style:style>
    <style:style style:name="P9" style:family="paragraph" style:parent-style-name="Table_20_Contents">
      <style:text-properties style:font-name="Arial" fo:font-size="12pt" officeooo:rsid="0025ba84" officeooo:paragraph-rsid="0025ba84" style:font-size-asian="12pt" style:font-size-complex="12pt"/>
    </style:style>
    <style:style style:name="P10" style:family="paragraph" style:parent-style-name="Default">
      <style:text-properties style:font-name="Arial" fo:font-size="12pt" officeooo:paragraph-rsid="002d361a" style:font-size-asian="12pt" style:font-size-complex="12pt"/>
    </style:style>
    <style:style style:name="P11" style:family="paragraph" style:parent-style-name="Default">
      <style:text-properties style:font-name="Arial" fo:font-size="12pt" officeooo:rsid="002f5946" officeooo:paragraph-rsid="002f5946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2f5946" officeooo:paragraph-rsid="002f5946" style:font-size-asian="12pt" style:font-size-complex="12pt"/>
    </style:style>
    <style:style style:name="P13" style:family="paragraph" style:parent-style-name="Default">
      <style:text-properties style:font-name="Arial" fo:font-size="12pt" officeooo:paragraph-rsid="002f5946" style:font-size-asian="12pt" style:font-size-complex="12pt"/>
    </style:style>
    <style:style style:name="P14" style:family="paragraph" style:parent-style-name="Default">
      <style:text-properties style:font-name="Arial" fo:font-size="12pt" officeooo:paragraph-rsid="00301d15" style:font-size-asian="12pt" style:font-size-complex="12pt"/>
    </style:style>
    <style:style style:name="P15" style:family="paragraph" style:parent-style-name="Default">
      <style:text-properties style:font-name="Arial" fo:font-size="12pt" officeooo:paragraph-rsid="0029a846" style:font-size-asian="12pt" style:font-size-complex="12pt"/>
    </style:style>
    <style:style style:name="P16" style:family="paragraph" style:parent-style-name="Default">
      <style:text-properties style:font-name="Arial" fo:font-size="12pt" officeooo:rsid="002b45f4" officeooo:paragraph-rsid="002b45f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8" style:family="paragraph" style:parent-style-name="Standard">
      <style:text-properties style:font-name="Arial" fo:font-size="12pt" style:font-size-asian="12pt" style:font-size-complex="12pt"/>
    </style:style>
    <style:style style:name="P19" style:family="paragraph" style:parent-style-name="Standard">
      <style:text-properties style:font-name="Arial" fo:font-size="12pt" officeooo:rsid="001f9b0b" officeooo:paragraph-rsid="001f9b0b" style:font-size-asian="12pt" style:font-size-complex="12pt"/>
    </style:style>
    <style:style style:name="P20" style:family="paragraph" style:parent-style-name="Standard">
      <style:text-properties style:font-name="Arial" fo:font-size="12pt" officeooo:paragraph-rsid="0025ba84" style:font-size-asian="12pt" style:font-size-complex="12pt"/>
    </style:style>
    <style:style style:name="P21" style:family="paragraph" style:parent-style-name="Table_20_Contents">
      <style:text-properties style:font-name="Arial" fo:font-size="12pt" officeooo:paragraph-rsid="0025ba84" style:font-size-asian="12pt" style:font-size-complex="12pt"/>
    </style:style>
    <style:style style:name="P22" style:family="paragraph" style:parent-style-name="Standard">
      <style:text-properties style:font-name="Arial" fo:font-size="12pt" officeooo:rsid="002d361a" officeooo:paragraph-rsid="002d361a" style:font-size-asian="12pt" style:font-size-complex="12pt"/>
    </style:style>
    <style:style style:name="P23" style:family="paragraph" style:parent-style-name="Table_20_Contents">
      <style:text-properties style:font-name="Arial" fo:font-size="12pt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officeooo:paragraph-rsid="002f5946" style:font-size-asian="12pt" style:font-size-complex="12pt"/>
    </style:style>
    <style:style style:name="P25" style:family="paragraph" style:parent-style-name="Heading_20_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6" style:family="paragraph" style:parent-style-name="Default">
      <style:text-properties style:text-line-through-style="none" style:text-line-through-type="none" style:font-name="Arial" fo:font-size="12pt" style:text-underline-style="none" fo:font-weight="bold" style:font-size-asian="12pt" style:font-weight-asian="bold" style:font-size-complex="12pt"/>
    </style:style>
    <style:style style:name="P27" style:family="paragraph" style:parent-style-name="Standard">
      <style:text-properties style:text-line-through-style="none" style:text-line-through-type="none" style:font-name="Arial" fo:font-size="12pt" style:text-underline-style="none" fo:font-weight="bold" style:font-size-asian="12pt" style:font-weight-asian="bold" style:font-size-complex="12pt"/>
    </style:style>
    <style:style style:name="P28" style:family="paragraph" style:parent-style-name="Text_20_body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bold" style:font-size-asian="12pt" style:font-weight-asian="bold" style:font-size-complex="12pt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33a7b7" officeooo:paragraph-rsid="0033a7b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text-line-through-style="none" style:text-line-through-type="none" style:font-name="Arial" fo:font-size="12pt" style:text-underline-style="none" fo:font-weight="normal" officeooo:rsid="0033a7b7" officeooo:paragraph-rsid="0033a7b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70%" fo:text-align="start" style:justify-single-word="false" fo:orphans="2" fo:widows="2" fo:text-indent="0cm" style:auto-text-indent="false" fo:padding="0cm" fo:border="none"/>
      <style:text-properties fo:font-variant="normal" fo:text-transform="none" fo:color="#2d2d2d" loext:opacity="100%" style:font-name="Arial" fo:font-size="12pt" fo:letter-spacing="normal" fo:font-style="normal" fo:font-weight="normal" officeooo:paragraph-rsid="0025ba84" style:font-size-asian="12pt" style:font-size-complex="12pt"/>
    </style:style>
    <style:style style:name="P32" style:family="paragraph" style:parent-style-name="Text_20_body">
      <style:text-properties fo:font-variant="normal" fo:text-transform="none" fo:color="#444444" loext:opacity="100%" style:font-name="Arial" fo:font-size="12pt" fo:letter-spacing="normal" fo:font-style="normal" fo:font-weight="normal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Arial" fo:font-size="12pt" fo:letter-spacing="normal" fo:font-style="normal" fo:font-weight="normal" style:font-size-asian="12pt" style:font-size-complex="12pt"/>
    </style:style>
    <style:style style:name="P34" style:family="paragraph" style:parent-style-name="Heading_20_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5" style:family="paragraph" style:parent-style-name="Heading_20_1">
      <style:paragraph-properties fo:margin-left="0cm" fo:margin-right="0cm" fo:margin-top="0cm" fo:margin-bottom="0cm" style:contextual-spacing="false" fo:line-height="260%" fo:orphans="5" fo:text-indent="0cm" style:auto-text-indent="false" fo:padding="0cm" fo:border="none"/>
      <style:text-properties style:font-name="Arial" fo:font-size="12pt" fo:font-weight="normal" officeooo:paragraph-rsid="002d361a" style:font-size-asian="12pt" style:font-size-complex="12pt"/>
    </style:style>
    <style:style style:name="P36" style:family="paragraph" style:parent-style-name="Heading_20_1">
      <style:paragraph-properties fo:margin-left="0cm" fo:margin-right="0cm" fo:margin-top="0cm" fo:margin-bottom="0cm" style:contextual-spacing="false" fo:line-height="260%" fo:orphans="5" fo:text-indent="0cm" style:auto-text-indent="false" fo:padding="0cm" fo:border="none"/>
      <style:text-properties style:font-name="Arial" fo:font-size="12pt" fo:font-weight="normal" officeooo:paragraph-rsid="0029a846" style:font-size-asian="12pt" style:font-size-complex="12pt"/>
    </style:style>
    <style:style style:name="P37" style:family="paragraph" style:parent-style-name="Heading_20_1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style:font-name="Arial" fo:font-size="12pt" officeooo:rsid="002f5946" style:font-size-asian="12pt" style:font-size-complex="12pt"/>
    </style:style>
    <style:style style:name="P39" style:family="paragraph" style:parent-style-name="Heading_20_2">
      <style:text-properties style:font-name="Arial" fo:font-size="12pt" fo:font-weight="normal" officeooo:paragraph-rsid="00317791" style:font-size-asian="12pt" style:font-weight-asian="normal" style:font-size-complex="12pt" style:font-weight-complex="normal"/>
    </style:style>
    <style:style style:name="P40" style:family="paragraph" style:parent-style-name="Default" style:list-style-name="WWNum1">
      <style:text-properties style:font-name="Arial" fo:font-size="12pt" style:font-size-asian="12pt" style:font-size-complex="12pt"/>
    </style:style>
    <style:style style:name="P41" style:family="paragraph" style:parent-style-name="Default" style:list-style-name="WWNum1">
      <style:text-properties style:font-name="Arial" fo:font-size="12pt" fo:font-weight="bold" style:font-size-asian="12pt" style:font-weight-asian="bold" style:font-size-complex="12pt" style:font-weight-complex="bold"/>
    </style:style>
    <style:style style:name="P42" style:family="paragraph" style:parent-style-name="Default" style:list-style-name="WWNum1">
      <style:text-properties style:font-name="Arial" fo:font-size="12pt" fo:font-weight="bold" officeooo:paragraph-rsid="00317791" style:font-size-asian="12pt" style:font-weight-asian="bold" style:font-size-complex="12pt" style:font-weight-complex="bold"/>
    </style:style>
    <style:style style:name="P43" style:family="paragraph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P44" style:family="paragraph" style:parent-style-name="Default">
      <style:text-properties style:font-name="Arial" fo:font-size="12pt" fo:font-weight="bold" officeooo:paragraph-rsid="002f5946" style:font-size-asian="12pt" style:font-weight-asian="bold" style:font-size-complex="12pt" style:font-weight-complex="bold"/>
    </style:style>
    <style:style style:name="P45" style:family="paragraph" style:parent-style-name="Default">
      <style:text-properties fo:text-transform="uppercase"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line-through-style="none" style:text-line-through-type="none" style:text-underline-style="none" fo:font-weight="bold" style:font-weight-asian="bold"/>
    </style:style>
    <style:style style:name="T2" style:family="text">
      <style:text-properties style:text-line-through-style="none" style:text-line-through-type="none" style:text-underline-style="none" fo:font-weight="bold" officeooo:rsid="001a5285" style:font-weight-asian="bold"/>
    </style:style>
    <style:style style:name="T3" style:family="text">
      <style:text-properties fo:color="#ff0000" loext:opacity="100%" style:text-line-through-style="none" style:text-line-through-type="none" style:text-underline-style="none" fo:font-weight="bold" style:font-weight-asian="bold"/>
    </style:style>
    <style:style style:name="T4" style:family="text">
      <style:text-properties fo:color="#000000" loext:opacity="100%" officeooo:rsid="00321610"/>
    </style:style>
    <style:style style:name="T5" style:family="text">
      <style:text-properties fo:color="#000000" loext:opacity="100%" officeooo:rsid="0027b232"/>
    </style:style>
    <style:style style:name="T6" style:family="text">
      <style:text-properties fo:font-variant="normal" fo:text-transform="none" fo:color="#444444" loext:opacity="100%" style:font-name="Arial1" fo:font-size="14.25pt" fo:letter-spacing="normal" fo:font-style="normal" fo:font-weight="normal"/>
    </style:style>
    <style:style style:name="T7" style:family="text">
      <style:text-properties fo:font-variant="normal" fo:text-transform="none" fo:color="#444444" loext:opacity="100%" style:font-name="Arial1" fo:letter-spacing="normal" fo:font-style="normal" fo:font-weight="normal"/>
    </style:style>
    <style:style style:name="T8" style:family="text">
      <style:text-properties fo:font-variant="normal" fo:text-transform="none" fo:color="#444444" loext:opacity="100%" fo:letter-spacing="normal" fo:font-style="normal" fo:font-weight="normal"/>
    </style:style>
    <style:style style:name="T9" style:family="text">
      <style:text-properties officeooo:rsid="002d361a"/>
    </style:style>
    <style:style style:name="T10" style:family="text">
      <style:text-properties officeooo:rsid="002f2f2e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28ced3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d361a" style:font-weight-asian="bold" style:font-weight-complex="bold"/>
    </style:style>
    <style:style style:name="T15" style:family="text">
      <style:text-properties fo:font-weight="bold" officeooo:rsid="00301d15" style:font-weight-asian="bold" style:font-weight-complex="bold"/>
    </style:style>
    <style:style style:name="T16" style:family="text">
      <style:text-properties officeooo:rsid="00301d15"/>
    </style:style>
    <style:style style:name="T17" style:family="text">
      <style:text-properties officeooo:rsid="00303e75"/>
    </style:style>
    <style:style style:name="T18" style:family="text">
      <style:text-properties officeooo:rsid="003216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ACADÊMICO(A): </text:span><text:span text:style-name="T12">Cauã Filipe Graff</text:span></text:p>
      <text:p text:style-name="P1"><text:span text:style-name="T1">CURSO: </text:span><text:span text:style-name="T2">ENGENHARIA DE SOFTWARE</text:span><text:span text:style-name="T3"> </text:span></text:p>
      <text:p text:style-name="P1"><text:span text:style-name="T1">CAMPUS: </text:span><text:span text:style-name="T2">CONCÓRDIA</text:span><text:span text:style-name="T3"> </text:span></text:p>
      <text:p text:style-name="P26">DISCIPLINA: PSICOLOGIA ORGANIZACIONAL </text:p>
      <text:p text:style-name="P27">PROFESSORA: MÔNICA RAQUEL CUNHA AGUILAR </text:p>
      <text:p text:style-name="P27"/>
      <text:p text:style-name="P26"/>
      <text:p text:style-name="P17"><text:s/><text:span text:style-name="T11">MECANISMOS DE DEFESA EM MÚSICAS </text:span></text:p>
      <text:p text:style-name="P17"/>
      <text:list xml:id="list3048909495" text:style-name="WWNum1">
        <text:list-header>
          <text:p text:style-name="P41">PROJEÇÃO:</text:p>
        </text:list-header>
      </text:list>
      <text:p text:style-name="P2">TERMINA COMIGO ANTES (Bruno César / Cristian Luz / Alex Torricelli) </text:p>
      <text:p text:style-name="P2">Quem ama da valor </text:p>
      <text:p text:style-name="P2">E pensa no que faz </text:p>
      <text:p text:style-name="P2">Quando existe amor</text:p>
      <text:p text:style-name="P2">O coração não trai </text:p>
      <text:p text:style-name="P2">Tô sentindo você tão distante </text:p>
      <text:p text:style-name="P2">Se arrumando demais pra sair </text:p>
      <text:p text:style-name="P2">Cada dia ta mais elegante </text:p>
      <text:p text:style-name="P2">Tô sentindo que não é pra mim </text:p>
      <text:p text:style-name="P2">Se resolver trocar amor por um instante </text:p>
      <text:p text:style-name="P2">Termina comigo antes </text:p>
      <text:p text:style-name="P2">Se pra você eu sou insignificante </text:p>
      <text:p text:style-name="P2">Termina comigo antes (2x) </text:p>
      <text:p text:style-name="P2">Vai doer mais termina antes… </text:p>
      <text:p text:style-name="P2"/>
      <text:p text:style-name="P3"><text:span text:style-name="T13">Explicação:</text:span> Nesse trecho da música o indivíduo está desconfiando de sua parceira pois se arruma demais para sair e a cada dia ele está mais elegante e o indivíduo pensa que não é para ele.</text:p>
      <text:p text:style-name="P2"/>
      <text:p text:style-name="P2"/>
      <text:p text:style-name="P1"/>
      <text:list xml:id="list192741091896440" text:continue-numbering="true" text:style-name="WWNum1">
        <text:list-header>
          <text:p text:style-name="P41">INTROJEÇÃO:</text:p>
        </text:list-header>
      </text:list>
      <text:h text:style-name="P25" text:outline-level="1">Mano Walter - Não Deixo Não</text:h>
      <text:p text:style-name="P4">Ela me fez comprar um carro </text:p>
      <text:p text:style-name="P4">Logo eu que amava o meu cavalo</text:p>
      <text:p text:style-name="P4">Ela me fez vender meu gado </text:p>
      <text:p text:style-name="P4">Pra morar num condomínio fechado </text:p>
      <text:p text:style-name="P4">Me deu um tênis de presente</text:p>
      <text:p text:style-name="P4">Falou que a botina não combina mais com a gente</text:p>
      <text:p text:style-name="P4">Mais que menina indecente</text:p>
      <text:p text:style-name="P4">Aí não aguentei falei o que o coração sente </text:p>
      <text:p text:style-name="P4">Vá pro inferno com seu amor</text:p>
      <text:p text:style-name="P4">Deixar de ser peão de ouvir modão meu violão </text:p>
      <text:p text:style-name="P4">Não deixo não </text:p>
      <text:p text:style-name="P4">Não deixo não </text:p>
      <text:p text:style-name="P4">Largar o meu chapéu pra usar gel meu Deus do céu</text:p>
      <text:p text:style-name="P4">Não deixo não</text:p>
      <text:p text:style-name="P4">Não deixo não </text:p>
      <text:p text:style-name="P4"/>
      <text:p text:style-name="P5"><text:span text:style-name="T13">Explicação:</text:span> <text:span text:style-name="T18">A pessoa teme trocar a vida do morando no interior do que morar na cidade.</text:span></text:p>
      <text:p text:style-name="P1"><text:tab/></text:p>
      <text:p text:style-name="P1"><text:soft-page-break/></text:p>
      <text:p text:style-name="P43">EGOTISMO:</text:p>
      <text:p text:style-name="P18">Bruno e Barretto - Farra, Pinga e Foguete </text:p>
      <text:p text:style-name="P18"/>
      <text:p text:style-name="P18">Hoje eu quero um dia de sossego, eu quero paz </text:p>
      <text:p text:style-name="P18">Sentir o cheiro dela, o que eu nem me lembro mais </text:p>
      <text:p text:style-name="P18">É tudo que eu planejo, acordar cedo e trabalhar </text:p>
      <text:p text:style-name="P18">Pegar o mesmo ônibus, ir pra casa descansar </text:p>
      <text:p text:style-name="P18">Mas todo fim de tarde a galera me aciona </text:p>
      <text:p text:style-name="P18">Era pra tomar uma, mas de novo deu em zona </text:p>
      <text:p text:style-name="P18"/>
      <text:p text:style-name="P19"><text:span text:style-name="T13">Explicação:</text:span> Nesse trecho da música a pessoa tenta planejar o seu dia para nada dar errado e ir para cassa descansar, mas “galera” chama ele para ir tomas umas caba dando turdo erado.</text:p>
      <text:list xml:id="list192741896230369" text:continue-numbering="true" text:style-name="WWNum1">
        <text:list-header>
          <text:p text:style-name="P40"/>
          <text:p text:style-name="P40"/>
          <text:p text:style-name="P42">DEFLEXÃO:</text:p>
        </text:list-header>
      </text:list>
      <text:h text:style-name="P39" text:outline-level="2">Tá Foda – Vitão</text:h>
      <text:p text:style-name="P18">Tudo que você me deu<text:line-break/>Tá longe das comédias romântica Netflix<text:line-break/>Tudo que eu quero é que volte minha mina<text:line-break/>Minha nega, bem mais do que nude pics</text:p>
      <text:p text:style-name="P18">Sei lá se tá, sei lá se foi<text:line-break/>Sei lá se tá na minha cama embolada<text:line-break/>Enrolando o cabelo no dedo, me olhando<text:line-break/>E dizendo pra mim que tem medo de ficar longe, longe</text:p>
      <text:p text:style-name="P18">Cê nem deixou um bilhete<text:line-break/>Levou meus disco de vinil, meu vaso e meu tapete<text:line-break/>Levou meu coração, deixou na sarjeta<text:line-break/>Tão longe dos meus olhos, mas perto da minha caneta </text:p>
      <text:p text:style-name="P18"/>
      <text:p text:style-name="P6"><text:span text:style-name="T13">Explicação:</text:span> No trecho da música a sua parceria parece ficar enrolado-o para acabar com o relacionamento o <text:span text:style-name="T18">dizendo que não consegue ficar longe dele, mas que no final caba indo em bora sem falar com </text:span><text:span text:style-name="T4">ele</text:span><text:span text:style-name="T18"> evitado contato com seu parceiro.</text:span></text:p>
      <text:p text:style-name="P1"/>
      <text:p text:style-name="P1"/>
      <text:list xml:id="list192740346192230" text:continue-numbering="true" text:style-name="WWNum1">
        <text:list-header>
          <text:p text:style-name="P40"><text:span text:style-name="T13">RETROFLEXÃO</text:span> </text:p>
        </text:list-header>
      </text:list>
      <text:p text:style-name="P8">Numb - <text:s/>Linkin Park</text:p>
      <text:p text:style-name="P20"/>
      <table:table table:name="Tabela1" table:style-name="Tabela1">
        <table:table-column table:style-name="Tabela1.A"/>
        <table:table-column table:style-name="Tabela1.B"/>
        <table:table-row table:style-name="TableLine2943864864256">
          <table:table-cell table:style-name="Tabela1.A1" office:value-type="string">
            <text:p text:style-name="P9">Original</text:p>
          </table:table-cell>
          <table:table-cell table:style-name="Tabela1.B1" office:value-type="string">
            <text:p text:style-name="P9">Tradução</text:p>
          </table:table-cell>
        </table:table-row>
        <table:table-row table:style-name="TableLine2943864864528">
          <table:table-cell table:style-name="Tabela1.A2" office:value-type="string">
            <text:p text:style-name="P31">I've become so numb</text:p>
            <text:p text:style-name="P31">I can't feel you there</text:p>
            <text:p text:style-name="P31">I'm Become so tired</text:p>
            <text:p text:style-name="P31">So much more aware</text:p>
            <text:p text:style-name="P31">I'm becoming this</text:p>
            <text:p text:style-name="P31">All I want to do</text:p>
            <text:p text:style-name="P31"><text:soft-page-break/>Is be more like me</text:p>
            <text:p text:style-name="P31">And be less like you</text:p>
            <text:p text:style-name="P31">I've become so numb I can't feel you there</text:p>
            <text:p text:style-name="P31">(I'm tired of being what you want me to be)</text:p>
            <text:p text:style-name="P31">I've become so numb I can't feel you there</text:p>
            <text:p text:style-name="P31">(I'm tired of being what you want me to be)</text:p>
            <text:p text:style-name="P21"/>
          </table:table-cell>
          <table:table-cell table:style-name="Tabela1.B2" office:value-type="string">
            <text:p text:style-name="P31">Eu me tornei tão indiferente</text:p>
            <text:p text:style-name="P31">Não posso sentir você aí</text:p>
            <text:p text:style-name="P31">Me tornei tão cansado</text:p>
            <text:p text:style-name="P31">Muito mais consciente</text:p>
            <text:p text:style-name="P31">Estou me tornando isto</text:p>
            <text:p text:style-name="P31">Tudo o que eu quero fazer</text:p>
            <text:p text:style-name="P31"><text:soft-page-break/>É ser mais como eu sou</text:p>
            <text:p text:style-name="P31">E menos como você</text:p>
            <text:p text:style-name="P31">Eu me tornei tão indiferente, não posso sentir você aí</text:p>
            <text:p text:style-name="P31">(Estou cansado de ser o que você quer que eu seja)</text:p>
            <text:p text:style-name="P31">Eu me tornei tão indiferente, não posso sentir você aí</text:p>
            <text:p text:style-name="P31">(Estou cansado de ser o que você quer que eu seja)</text:p>
            <text:p text:style-name="P21"/>
          </table:table-cell>
        </table:table-row>
      </table:table>
      <text:p text:style-name="P20"/>
      <text:p text:style-name="P7"><text:span text:style-name="T13">Explicação</text:span>: A pessoa está promovendo mudanças <text:span text:style-name="T5">em si mesa para ser diferente da outra pessoa mas antes de ela fazer essas mudanças a outra pessoa queria que eles sempre fossem iguais.</text:span></text:p>
      <text:p text:style-name="P1"/>
      <text:p text:style-name="P1"/>
      <text:p text:style-name="P45">Dessensibilização</text:p>
      <text:h text:style-name="P35" text:outline-level="1">Vozes Do Silêncio - Carlinhos Brown</text:h>
      <text:p text:style-name="P10">ESSE SILÊNCIO QUE CONSOME</text:p>
      <text:p text:style-name="P10">PODE ACABAR, É SÓ VOCÊ FALAR</text:p>
      <text:p text:style-name="P10">CONTA SUA HISTÓRIA </text:p>
      <text:p text:style-name="P10">TUDO QUE DÓI SÓ DÓI ATÉ PASSAR </text:p>
      <text:p text:style-name="P10">O PRIMEIRO PASSO É ENCARAR </text:p>
      <text:p text:style-name="P10">OLHAR DE FRENTE E FALAR </text:p>
      <text:p text:style-name="P10">AINDA TEM MUITA VIDA PARA VIVER</text:p>
      <text:p text:style-name="P10">VOCÊ NÃO ESTÁ SOZINHO </text:p>
      <text:p text:style-name="P10">VAI ROLAR VOCÊ VAI VER </text:p>
      <text:p text:style-name="P10"/>
      <text:p text:style-name="P10"><text:span text:style-name="T14">Explicação:</text:span><text:span text:style-name="T9"> O indivíduo </text:span><text:span text:style-name="T10">n</text:span>ão consegue se expressar, falar o que está sentindo <text:span text:style-name="T10">e esse silêncio caba consumindo-o.</text:span></text:p>
      <text:p text:style-name="P22"/>
      <text:p text:style-name="P1"/>
      <text:p text:style-name="P1"/>
      <text:p text:style-name="P43">PROFLEXÃO</text:p>
      <text:p text:style-name="P1"/>
      <text:h text:style-name="P25" text:outline-level="1">What If I Told You That I Love You — Ali Gatie</text:h>
      <text:p text:style-name="P1"/>
      <table:table table:name="Tabela2" table:style-name="Tabela2">
        <table:table-column table:style-name="Tabela2.A"/>
        <table:table-column table:style-name="Tabela2.B"/>
        <table:table-row table:style-name="TableLine2943864849296">
          <table:table-cell table:style-name="Tabela2.A1" office:value-type="string">
            <text:p text:style-name="P38">Original</text:p>
          </table:table-cell>
          <table:table-cell table:style-name="Tabela2.B1" office:value-type="string">
            <text:p text:style-name="P12">Tradução</text:p>
          </table:table-cell>
        </table:table-row>
        <table:table-row table:style-name="TableLine2943864862624">
          <table:table-cell table:style-name="Tabela2.A2" office:value-type="string">
            <text:p text:style-name="P23">When you told me that you'd love me<text:line-break/>Was I a fool to believe in you?<text:line-break/><text:soft-page-break/>When you told me I was special<text:line-break/>Was I dumb for trusting you?<text:line-break/>When you told me that you want me<text:line-break/>Did you really want me?<text:line-break/>Or was this all a joke to you? (To you, to you)<text:line-break/>I don't wanna say I miss you<text:line-break/>If I don't know that you miss me back (oh no, no)<text:line-break/>I don't wanna say the wrong thing<text:line-break/>If I do, there's no coming back </text:p>
          </table:table-cell>
          <table:table-cell table:style-name="Tabela2.B2" office:value-type="string">
            <text:p text:style-name="P24"><text:span text:style-name="T8">Quando você disse que me amaria</text:span><text:line-break/><text:span text:style-name="T8">Eu fui idiota em acreditar em você?</text:span><text:line-break/><text:soft-page-break/><text:span text:style-name="T8">Quando você disse que eu era especial</text:span><text:line-break/><text:span text:style-name="T8">Eu fui burro por confiar em você?</text:span><text:line-break/><text:span text:style-name="T8">Quando você disse que me queria</text:span><text:line-break/><text:span text:style-name="T8">Você realmente queria?</text:span><text:line-break/><text:span text:style-name="T8">Ou isso tudo foi uma piada para você? (Para você, para você)</text:span><text:line-break/><text:span text:style-name="T8">Eu não quero dizer que sinto sua falta</text:span><text:line-break/><text:span text:style-name="T8">Se eu não souber que você também sente minha falta (oh não, não)</text:span><text:line-break/><text:span text:style-name="T8">Eu não quero dizer a coisa errada</text:span><text:line-break/><text:span text:style-name="T8">Se eu disser, não há volta</text:span> </text:p>
          </table:table-cell>
        </table:table-row>
      </table:table>
      <text:p text:style-name="P1"/>
      <text:p text:style-name="P11"><text:span text:style-name="T13">Explicação:</text:span> O indivíduo caba sendo manipula por uma pessoa que ele caba gostando muito, ou seja, fazendo o que ela gosta esperando receber seu amor em troca.</text:p>
      <text:p text:style-name="P1"/>
      <text:p text:style-name="P1"/>
      <text:p text:style-name="P44">CONFLUÊNCIA</text:p>
      <text:h text:style-name="P37" text:outline-level="1">Confluência - Alpargatos</text:h>
      <text:p text:style-name="P32">Olhe bem<text:line-break/>Para os dois lados<text:line-break/>Antes de atravessar<text:line-break/>A minha rua,<text:line-break/>Antes de atravessar.</text:p>
      <text:p text:style-name="P33">Eu posso vir<text:line-break/>Desgovernado<text:line-break/>E confundir a minha boca e a tua,<text:line-break/>E atropelar você.</text:p>
      <text:p text:style-name="P33">Sabe como é um coração<text:line-break/>Sempre na contra-mão<text:line-break/>Cego como um rei.</text:p>
      <text:p text:style-name="P14"/>
      <text:p text:style-name="P14"><text:span text:style-name="T15">Explicação:</text:span><text:span text:style-name="T16"> </text:span><text:span text:style-name="T17">Os indivíduo esta tento dificuldade em relacionar um acidente com um beijo, pois ela está tão misturada com o outro que não sabe mais diferenciar o que é um beijo ou um acidente.</text:span></text:p>
      <text:p text:style-name="P13"/>
      <text:p text:style-name="P1"><text:span text:style-name="T13">FIXAÇÃO</text:span> </text:p>
      <text:h text:style-name="P36" text:outline-level="1">Você Virou Saudade - Gian &amp; Giovan</text:h>
      <text:p text:style-name="P15">Me diz o que é que eu faço </text:p>
      <text:p text:style-name="P15">Com essa solidão tentei te esquecer </text:p>
      <text:p text:style-name="P15">Briguei com o coração foi tudo inútil </text:p>
      <text:p text:style-name="P15">É bobagem insistir o meu coração </text:p>
      <text:p text:style-name="P15">Quer você aqui</text:p>
      <text:p text:style-name="P15">Me diz, me diz, me diz... </text:p>
      <text:p text:style-name="P15"/>
      <text:p text:style-name="P16"><text:span text:style-name="T13">Explicação:</text:span> Nesse trecho da música o individuo está falando que se apegou muito a pessoa e não consegue se esquecer dela, e ele não sabe o que fazer.</text:p>
      <text:p text:style-name="P1"/>
      <text:p text:style-name="P43"><text:soft-page-break/>RACIONALIZAÇÃO </text:p>
      <text:p text:style-name="P29">Ligando os fatos – Pique novo</text:p>
      <text:p text:style-name="P29"/>
      <text:p text:style-name="P28"><text:span text:style-name="T7">Eu sei que deve estar com ele agora</text:span><text:line-break/><text:span text:style-name="T7">Só de imaginar, meu peito chora</text:span><text:line-break/><text:span text:style-name="T7">Eu não vou te ligar, nem procurar saber</text:span><text:line-break/><text:span text:style-name="T7">Fique à vontade pra me esquecer</text:span><text:line-break/><text:span text:style-name="T7">Eu vou te confessar, perdi meu chão agora</text:span><text:line-break/><text:span text:style-name="T7">Difícil acreditar que você foi embora</text:span><text:line-break/><text:span text:style-name="T7">Eu fui ligando os fatos até perceber</text:span><text:line-break/><text:span text:style-name="T7">Vou tentar continuar a vida</text:span><text:line-break/><text:span text:style-name="T7">Sem você</text:span> </text:p>
      <text:p text:style-name="P28"/>
      <text:p text:style-name="P30"><text:span text:style-name="T13">Explicação:</text:span> O individuo está tentando ligar os fatos e encontrar uma justificativa para viver sem ela pois ela está com outro, mas não consegue acreditar no que está acontecendo diante sua visão.</text:p>
      <text:p text:style-name="P30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4" style:font-family-complex="Arial" style:font-family-generic-complex="swiss" style:language-complex="zxx" style:country-complex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2" fo:font-family="Arial" style:font-family-generic="roman" style:font-pitch="variable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3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22:07:00</meta:creation-date>
    <meta:initial-creator>Mônica Aguilar</meta:initial-creator>
    <dc:date>2022-09-14T19:27:39.984000000</dc:date>
    <meta:editing-duration>PT3H5M43S</meta:editing-duration>
    <meta:editing-cycles>5</meta:editing-cycles>
    <meta:generator>LibreOffice/7.2.1.2$Windows_X86_64 LibreOffice_project/87b77fad49947c1441b67c559c339af8f3517e22</meta:generator>
    <dc:title>Mecanismos de defesa:  como eles influenciam a sua vida?</dc:title>
    <meta:document-statistic meta:table-count="2" meta:image-count="0" meta:object-count="0" meta:page-count="5" meta:paragraph-count="126" meta:word-count="1205" meta:character-count="6282" meta:non-whitespace-character-count="5147"/>
  </office:meta>
</office:document-meta>
</file>